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197a" officeooo:paragraph-rsid="0063197a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03bc" officeooo:paragraph-rsid="0063197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5ca23" officeooo:paragraph-rsid="0065ca2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7f398" officeooo:paragraph-rsid="0067f39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bd07e" officeooo:paragraph-rsid="006bd07e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197a" officeooo:paragraph-rsid="0063197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197a" officeooo:paragraph-rsid="0063197a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9210e" officeooo:paragraph-rsid="0069210e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bd07e" officeooo:paragraph-rsid="006bd07e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7f398" officeooo:paragraph-rsid="0067f398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7f398" officeooo:paragraph-rsid="006bf2a0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5ca23" officeooo:paragraph-rsid="0065ca23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711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6375e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9de00" style:font-size-asian="12pt" style:font-weight-asian="bold" style:font-size-complex="12pt" style:font-weight-complex="bold"/>
    </style:style>
    <style:style style:name="T6" style:family="text">
      <style:text-properties officeooo:rsid="0035db3e"/>
    </style:style>
    <style:style style:name="T7" style:family="text">
      <style:text-properties officeooo:rsid="00653e7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9210e" style:font-weight-asian="bold" style:font-weight-complex="bold"/>
    </style:style>
    <style:style style:name="T10" style:family="text">
      <style:text-properties fo:font-weight="bold" officeooo:rsid="0063e568" style:font-weight-asian="bold" style:font-weight-complex="bold"/>
    </style:style>
    <style:style style:name="T11" style:family="text">
      <style:text-properties fo:font-weight="bold" officeooo:rsid="006a390d" style:font-weight-asian="bold" style:font-weight-complex="bold"/>
    </style:style>
    <style:style style:name="T12" style:family="text">
      <style:text-properties fo:font-weight="bold" officeooo:rsid="006bf2a0" style:font-weight-asian="bold" style:font-weight-complex="bold"/>
    </style:style>
    <style:style style:name="T13" style:family="text">
      <style:text-properties officeooo:rsid="0069210e"/>
    </style:style>
    <style:style style:name="T14" style:family="text">
      <style:text-properties officeooo:rsid="0063e568"/>
    </style:style>
    <style:style style:name="T15" style:family="text">
      <style:text-properties officeooo:rsid="006a390d"/>
    </style:style>
    <style:style style:name="T16" style:family="text">
      <style:text-properties officeooo:rsid="006bf2a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6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E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3">40</text:span><text:span text:style-name="T5">4</text:span><text:span text:style-name="T1"> -</text:span><text:span text:style-name="T2"> </text:span><text:span text:style-name="T3">A2A</text:span><text:span text:style-name="T2"> -</text:span><text:span text:style-name="T1"> </text:span><text:span text:style-name="T4">Gun, Missiles</text:span></text:p>
      <text:p text:style-name="P4"/>
      <text:p text:style-name="P5">Fence In</text:p>
      <text:list text:style-name="L1">
        <text:list-item>
          <text:p text:style-name="P10">A/A Master Mode</text:p>
        </text:list-item>
        <text:list-item>
          <text:p text:style-name="P10">Master Arm ON</text:p>
        </text:list-item>
      </text:list>
      <text:p text:style-name="P4"/>
      <text:p text:style-name="P5">Engage with missiles</text:p>
      <text:list text:style-name="L2">
        <text:list-item>
          <text:p text:style-name="P11"><text:span text:style-name="T13">In</text:span> <text:span text:style-name="T8">RWS</text:span><text:span text:style-name="T13"> mode:</text:span></text:p>
          <text:list>
            <text:list-item>
              <text:p text:style-name="P11">Move TDC to top/bottom to change range, all the way to left<text:span text:style-name="T7"> or right</text:span> ("azimuth bump") to <text:span text:style-name="T13">toggle </text:span>azimuth scan size<text:span text:style-name="T13"> 120 deg/60 deg</text:span>.<text:span text:style-name="T13"> <text:s/>Press and hold TDC &gt; 1 sec to get 30 deg azimuth scan.</text:span></text:p>
            </text:list-item>
            <text:list-item>
              <text:p text:style-name="P11"><text:span text:style-name="T8">Press TDC to lock target</text:span> under cursor with STT.</text:p>
              <text:list>
                <text:list-item>
                  <text:p text:style-name="P11">Then press <text:span text:style-name="T8">Gray Reset Hat forward short</text:span> to enter <text:span text:style-name="T8">TWS</text:span> mode<text:span text:style-name="T13"> (</text:span><text:span text:style-name="T9">3HDT</text:span><text:span text:style-name="T13">, 3-bar, 30-deg)</text:span> if desired.</text:p>
                </text:list-item>
                <text:list-item>
                  <text:p text:style-name="P12">Press <text:span text:style-name="T8">Gray Reset Hat forward short again</text:span> to toggle <text:span text:style-name="T10">3HDT</text:span> (3-bar, 30-deg) <text:span text:style-name="T14">/</text:span> <text:span text:style-name="T10">4TWSH</text:span> (4-bar, 30 deg) modes.</text:p>
                </text:list-item>
              </text:list>
            </text:list-item>
            <text:list-item>
              <text:p text:style-name="P11">Or <text:span text:style-name="T8">press TDC with no target under the cursor</text:span> to enter "<text:span text:style-name="T8">miniraster</text:span>" scan, then <text:span text:style-name="T8">Gray Reset Hat forward short</text:span> to go to <text:span text:style-name="T8">TWS</text:span> without STT locking a target first.</text:p>
            </text:list-item>
            <text:list-item>
              <text:p text:style-name="P11"><text:span text:style-name="T8">Undesignate </text:span><text:span text:style-name="T9">and return to Search</text:span><text:span text:style-name="T13"> </text:span>with <text:span text:style-name="T8">Gray Reset Hat press</text:span>.</text:p>
            </text:list-item>
          </text:list>
        </text:list-item>
        <text:list-item>
          <text:p text:style-name="P11"><text:span text:style-name="T13">In</text:span> <text:span text:style-name="T8">TWS mode</text:span>:</text:p>
          <text:list>
            <text:list-item>
              <text:p text:style-name="P11">Press <text:span text:style-name="T8">Gray Reset Hat aft short</text:span> to go back to <text:span text:style-name="T8">STT</text:span> on the starred target (PDT=Priority Designated Target).</text:p>
            </text:list-item>
            <text:list-item>
              <text:p text:style-name="P11">Press <text:span text:style-name="T8">Middle Finger Hat </text:span><text:span text:style-name="T9">up</text:span> to "<text:span text:style-name="T8">quickstep</text:span>" <text:span text:style-name="T13">cycle between all the detected targets.</text:span></text:p>
            </text:list-item>
            <text:list-item>
              <text:p text:style-name="P12">Press <text:span text:style-name="T8">Gray Reset Hat press</text:span> to <text:span text:style-name="T8">return to RWS search</text:span>.</text:p>
            </text:list-item>
          </text:list>
        </text:list-item>
        <text:list-item>
          <text:p text:style-name="P11"><text:span text:style-name="T8">Select weapon</text:span> with <text:span text:style-name="T8">Pinky Switch</text:span>:</text:p>
          <text:list>
            <text:list-item>
              <text:p text:style-name="P11"><text:span text:style-name="T8">Up</text:span> for <text:span text:style-name="T8">GUN</text:span><text:span text:style-name="T13"> (enters special gun mode that must be exited by pressing Up again)</text:span></text:p>
            </text:list-item>
            <text:list-item>
              <text:p text:style-name="P11"><text:span text:style-name="T8">Press</text:span> for <text:span text:style-name="T8">SRM</text:span> (Sidewinders)</text:p>
            </text:list-item>
            <text:list-item>
              <text:p text:style-name="P11"><text:span text:style-name="T8">Down</text:span> for <text:span text:style-name="T8">MRM</text:span> (Sparrow or AMRAAM)</text:p>
            </text:list-item>
          </text:list>
        </text:list-item>
        <text:list-item>
          <text:p text:style-name="P11">When you have multiple types of the same category of missile (e.g. both Sparrows and AMRAAM), press Front Thumb Button to cycle missile types.</text:p>
        </text:list-item>
        <text:list-item>
          <text:p text:style-name="P11">With AIM-9, <text:span text:style-name="T9">Flip-down Trigger</text:span><text:span text:style-name="T8"> press</text:span> to toggle cage/uncage.</text:p>
        </text:list-item>
        <text:list-item>
          <text:p text:style-name="P12"><text:span text:style-name="T8">Red Button</text:span> fires all missiles.</text:p>
        </text:list-item>
      </text:list>
      <text:p text:style-name="P6"/>
      <text:p text:style-name="P9">Sidewinders with no radar</text:p>
      <text:list text:style-name="L3">
        <text:list-item>
          <text:p text:style-name="P13">Press <text:span text:style-name="T8">Pinky Switch press</text:span> to go to <text:span text:style-name="T8">SRM</text:span> mode. <text:s/>You should get a pair of concentric circles on the HUD and a Sidewinder growl.</text:p>
        </text:list-item>
        <text:list-item>
          <text:p text:style-name="P13">Put the <text:span text:style-name="T8">inner circle</text:span> on a target and the Sidewinder should start tracking it within the outer circle.</text:p>
        </text:list-item>
        <text:list-item>
          <text:p text:style-name="P13">Press <text:span text:style-name="T8">Flip-down Trigger</text:span> to <text:span text:style-name="T8">uncage</text:span> and let the seeker follow the target.</text:p>
        </text:list-item>
        <text:list-item>
          <text:p text:style-name="P13">When you have a full Sidewinder tone, <text:span text:style-name="T8">press and hold Red Button</text:span> to fire.</text:p>
        </text:list-item>
      </text:list>
      <text:p text:style-name="P6"/>
      <text:p text:style-name="P8">Missile range scale</text:p>
      <text:list xml:id="list3934059599" text:style-name="L4">
        <text:list-item>
          <text:p text:style-name="P14">Raero -- <text:span text:style-name="T12">Hollow t</text:span><text:span text:style-name="T8">riangle</text:span> -- Absolute max aerodynamic range, assuming target doesn't maneuver or accelerate.</text:p>
        </text:list-item>
        <text:list-item>
          <text:p text:style-name="P15">Ropt -- <text:span text:style-name="T12">Hollow c</text:span><text:span text:style-name="T8">ircle</text:span> --- Special case of Rpi, assuming steering dot is centered in the ASE circle.</text:p>
        </text:list-item>
        <text:list-item>
          <text:p text:style-name="P14">Rpi -- <text:span text:style-name="T12">Solid horizontal line</text:span> -- Max range with "high likelihood of success", assuming target doesn't maneuver or accel<text:span text:style-name="T16">erate</text:span>.</text:p>
        </text:list-item>
        <text:list-item>
          <text:p text:style-name="P14">Rmnvr -- <text:span text:style-name="T12">Solid sideways triangle</text:span> -- Max range assuming target doesn't accelerate, but does a<text:span text:style-name="T16">n immediate</text:span> 4G turn away<text:span text:style-name="T16"> from you</text:span>.</text:p>
        </text:list-item>
        <text:list-item>
          <text:p text:style-name="P14">Rtr -- <text:span text:style-name="T12">Top of staple</text:span> -- Max range against maneuvering target<text:span text:style-name="T16"> (tr = "turn and run")</text:span>.</text:p>
        </text:list-item>
        <text:list-item>
          <text:p text:style-name="P14">Rmin <text:span text:style-name="T15">-- </text:span><text:span text:style-name="T12">Bottom of staple</text:span><text:span text:style-name="T15"> </text:span>-- Min range</text:p>
        </text:list-item>
      </text:list>
      <text:p text:style-name="P6"/>
      <text:p text:style-name="P7">Back seat commands</text:p>
      <text:list text:style-name="L5">
        <text:list-item>
          <text:p text:style-name="P16">If radar on left:</text:p>
          <text:list>
            <text:list-item>
              <text:p text:style-name="P16"><text:span text:style-name="T8">Middle Finger Hat left/right</text:span> ... Take command of MFD</text:p>
            </text:list-item>
            <text:list-item>
              <text:p text:style-name="P16"><text:span text:style-name="T8">TDC ministick</text:span> ... Move TDC cursor</text:p>
            </text:list-item>
            <text:list-item>
              <text:p text:style-name="P16"><text:span text:style-name="T8">TDC press</text:span> ... Lock target</text:p>
            </text:list-item>
            <text:list-item>
              <text:p text:style-name="P16"><text:span text:style-name="T8">Bottom Thumb Hat press</text:span> ... Unlock target/return to search??</text:p>
            </text:list-item>
            <text:list-item>
              <text:p text:style-name="P16"><text:span text:style-name="T8">Front Thumb Button press and hold plus move TDC ministick up/down</text:span> ... Change antenna elevation</text:p>
            </text:list-item>
            <text:list-item>
              <text:p text:style-name="P16"><text:span text:style-name="T8">Shift-Gray Reset Hat back and hold</text:span> ... NCTR target</text:p>
            </text:list-item>
            <text:list-item>
              <text:p text:style-name="P16">more TODO</text:p>
            </text:list-item>
          </text:list>
        </text:list-item>
        <text:list-item>
          <text:p text:style-name="P16">If radar on right:</text:p>
          <text:list>
            <text:list-item>
              <text:p text:style-name="P16"><text:span text:style-name="T8">Shift-Dish Hat left/right</text:span> ... Take command of MFD</text:p>
            </text:list-item>
            <text:list-item>
              <text:p text:style-name="P16"><text:span text:style-name="T8">Dish Hat</text:span> ... Move TDC cursor</text:p>
            </text:list-item>
            <text:list-item>
              <text:p text:style-name="P16"><text:span text:style-name="T8">Dish Hat press</text:span> ... Lock target</text:p>
            </text:list-item>
            <text:list-item>
              <text:p text:style-name="P16"><text:span text:style-name="T8">Gray Reset Hat press</text:span> ... Unlock target/return to search??</text:p>
            </text:list-item>
            <text:list-item>
              <text:p text:style-name="P16"><text:span text:style-name="T8">Trigger Stage 1 and hold plus move Dish Hat up/down</text:span> ... Change antenna elevation</text:p>
            </text:list-item>
            <text:list-item>
              <text:p text:style-name="P16"><text:span text:style-name="T8">Shift-Gray Reset Hat back and hold</text:span> ... NCTR target</text:p>
            </text:list-item>
            <text:list-item>
              <text:p text:style-name="P16">more TOD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8-16T02:55:27.230000000</dc:date>
    <meta:editing-duration>P1DT22H35M58S</meta:editing-duration>
    <meta:editing-cycles>8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8" meta:word-count="606" meta:character-count="3177" meta:non-whitespace-character-count="2673"/>
  </office:meta>
</office:document-meta>
</file>